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fo:min-height="3.506cm"/>
    </style:style>
    <style:style style:name="pr2" style:family="presentation" style:parent-style-name="GrisFonce-Business-subtitle">
      <style:graphic-properties draw:fill-color="#ffffff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notes">
      <style:graphic-properties draw:fill-color="#ffffff" fo:min-height="12.572cm"/>
    </style:style>
    <style:style style:name="pr5" style:family="presentation" style:parent-style-name="GrisFonce-Business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32pt" fo:font-style="normal" style:font-size-asian="32pt" style:font-style-asian="normal" style:font-size-complex="32pt" style:font-style-complex="normal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Building Things With SDL<text:line-break/><text:span text:style-name="T1">(The Simple DirectMedia Layer)</text:span></text:p>
          </draw:text-box>
        </draw:frame>
        <draw:frame presentation:style-name="pr2" draw:layer="layout" svg:width="25.199cm" svg:height="12.178cm" svg:x="1.4cm" svg:y="4.914cm" presentation:class="subtitle">
          <draw:text-box>
            <text:p>Presentation by Jason Champion</text:p>
            <text:p>@Xangis</text:p>
            <text:p/>
            <text:p>Code and Slides at</text:p>
            <text:p>http://github.com/Xangis/SDLSamp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What is SDL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SDL is a cross-platform framework for:</text:p>
            <text:p text:style-name="P1">2D and 3D Graphics</text:p>
            <text:p text:style-name="P1">Text Drawing</text:p>
            <text:p text:style-name="P1">Audio</text:p>
            <text:p text:style-name="P1">Mouse/Keyboard Input</text:p>
            <text:p text:style-name="P1">Networking</text:p>
            <text:p text:style-name="P1">… and other things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What Platforms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SDL is a C library for:</text:p>
            <text:p>Linux</text:p>
            <text:p>Windows</text:p>
            <text:p>OSX</text:p>
            <text:p>Android</text:p>
            <text:p>iOS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What's it Good For?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<text:span text:style-name="T2">Games</text:span></text:p>
            <text:p>Music Apps</text:p>
            <text:p>Network Apps</text:p>
            <text:p>Sprite-Based UIs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What Is It Not Good For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atabase Applications</text:p>
            <text:p>Web Development</text:p>
            <text:p>Native Look-and-Feel</text:p>
            <text:p>Projects Without a Graphic Designer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>
          <draw:text-box>
            <text:p>Where Can I Get It?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http://libsdl.org </text:p>
            <text:p/>
            <text:p>Version 1.2 has been around for a VERY long time. Most code examples use it.</text:p>
            <text:p/>
            <text:p>2.0 is backward-incompatible, but better in almost every way. Porting older apps is easy:</text:p>
            <text:p>https://wiki.libsdl.org/MigrationGuide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Let's Do This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&lt; Switch to Annotated Code &gt;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5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6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weight="bol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risFonce-Business" style:page-layout-name="PM1" draw:style-name="Mdp2">
      <draw:custom-shape presentation:style-name="Mpr4" draw:text-style-name="MP4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4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5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5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5.265cm" svg:height="10.475cm" svg:x="3.161cm" svg:y="2.123cm" presentation:class="page"/>
        <draw:frame presentation:style-name="GrisFonce-Busines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ngis </meta:initial-creator>
    <meta:creation-date>2014-04-07T19:10:23.356918594</meta:creation-date>
    <dc:date>2014-04-07T23:30:24.488497797</dc:date>
    <dc:creator>xangis </dc:creator>
    <meta:editing-duration>PT2M8S</meta:editing-duration>
    <meta:editing-cycles>2</meta:editing-cycles>
    <meta:generator>LibreOffice/4.1.3.2$Linux_X86_64 LibreOffice_project/410m0$Build-2</meta:generator>
    <meta:document-statistic meta:object-count="64"/>
  </office:meta>
</office:document-meta>
</file>